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af5a9"/>
    </style:style>
    <style:style style:name="P2" style:family="paragraph" style:parent-style-name="Standard">
      <style:paragraph-properties fo:text-align="justify" style:justify-single-word="false"/>
      <style:text-properties officeooo:rsid="001af5a9" officeooo:paragraph-rsid="0024e68c"/>
    </style:style>
    <style:style style:name="P3" style:family="paragraph" style:parent-style-name="Standard">
      <style:paragraph-properties fo:text-align="justify" style:justify-single-word="false"/>
      <style:text-properties officeooo:rsid="001c17e8" officeooo:paragraph-rsid="0024e68c"/>
    </style:style>
    <style:style style:name="P4" style:family="paragraph" style:parent-style-name="Standard">
      <style:paragraph-properties fo:text-align="justify" style:justify-single-word="false"/>
      <style:text-properties officeooo:rsid="001c8b07" officeooo:paragraph-rsid="0024e68c"/>
    </style:style>
    <style:style style:name="P5" style:family="paragraph" style:parent-style-name="Standard">
      <style:paragraph-properties fo:text-align="justify" style:justify-single-word="false"/>
      <style:text-properties officeooo:rsid="001d95db" officeooo:paragraph-rsid="0024e68c"/>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rsid="0026448a" officeooo:paragraph-rsid="0026448a" style:font-weight-asian="bold" style:font-weight-complex="bold"/>
    </style:style>
    <style:style style:name="P8" style:family="paragraph" style:parent-style-name="Standard">
      <style:paragraph-properties fo:text-align="justify" style:justify-single-word="false"/>
      <style:text-properties officeooo:rsid="001f3ec8" officeooo:paragraph-rsid="0024e68c"/>
    </style:style>
    <style:style style:name="P9" style:family="paragraph" style:parent-style-name="Standard" style:list-style-name="L1">
      <style:paragraph-properties fo:text-align="justify" style:justify-single-word="false"/>
      <style:text-properties officeooo:rsid="002064ef" officeooo:paragraph-rsid="0024e68c"/>
    </style:style>
    <style:style style:name="P10" style:family="paragraph" style:parent-style-name="Standard">
      <style:paragraph-properties fo:text-align="justify" style:justify-single-word="false"/>
      <style:text-properties officeooo:rsid="002064ef" officeooo:paragraph-rsid="0024e68c"/>
    </style:style>
    <style:style style:name="P11" style:family="paragraph" style:parent-style-name="Standard">
      <style:paragraph-properties fo:text-align="justify" style:justify-single-word="false"/>
      <style:text-properties officeooo:rsid="0021b5b2" officeooo:paragraph-rsid="0024e68c"/>
    </style:style>
    <style:style style:name="P12" style:family="paragraph" style:parent-style-name="Standard">
      <style:paragraph-properties fo:text-align="justify" style:justify-single-word="false"/>
      <style:text-properties officeooo:rsid="00239d39" officeooo:paragraph-rsid="0024e68c"/>
    </style:style>
    <style:style style:name="P13" style:family="paragraph" style:parent-style-name="Standard">
      <style:paragraph-properties fo:text-align="justify" style:justify-single-word="false"/>
      <style:text-properties officeooo:rsid="0024bcaa" officeooo:paragraph-rsid="0024e68c"/>
    </style:style>
    <style:style style:name="P14" style:family="paragraph" style:parent-style-name="Standard">
      <style:paragraph-properties fo:text-align="center" style:justify-single-word="false"/>
      <style:text-properties fo:font-size="14pt" fo:font-weight="bold" officeooo:rsid="001af5a9" officeooo:paragraph-rsid="001af5a9"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officeooo:paragraph-rsid="0024e68c"/>
    </style:style>
    <style:style style:name="P17" style:family="paragraph" style:parent-style-name="Standard">
      <style:paragraph-properties fo:text-align="justify" style:justify-single-word="false"/>
      <style:text-properties fo:font-weight="normal" officeooo:rsid="001af5a9" officeooo:paragraph-rsid="0024e68c" style:font-weight-asian="normal" style:font-weight-complex="normal"/>
    </style:style>
    <style:style style:name="P18" style:family="paragraph" style:parent-style-name="Standard">
      <style:paragraph-properties fo:text-align="justify" style:justify-single-word="false"/>
      <style:text-properties officeooo:rsid="0026448a" officeooo:paragraph-rsid="0026448a"/>
    </style:style>
    <style:style style:name="P19" style:family="paragraph" style:parent-style-name="Standard">
      <style:paragraph-properties fo:text-align="justify" style:justify-single-word="false"/>
      <style:text-properties officeooo:paragraph-rsid="0024e68c"/>
    </style:style>
    <style:style style:name="P20" style:family="paragraph" style:parent-style-name="Standard" style:list-style-name="L1">
      <style:paragraph-properties fo:text-align="justify" style:justify-single-word="false"/>
      <style:text-properties officeooo:paragraph-rsid="0024e68c"/>
    </style:style>
    <style:style style:name="T1" style:family="text">
      <style:text-properties officeooo:rsid="001b9aee"/>
    </style:style>
    <style:style style:name="T2" style:family="text">
      <style:text-properties officeooo:rsid="001d95db"/>
    </style:style>
    <style:style style:name="T3" style:family="text">
      <style:text-properties officeooo:rsid="001f3ec8"/>
    </style:style>
    <style:style style:name="T4" style:family="text">
      <style:text-properties officeooo:rsid="002064ef"/>
    </style:style>
    <style:style style:name="T5" style:family="text">
      <style:text-properties officeooo:rsid="0021b5b2"/>
    </style:style>
    <style:style style:name="T6" style:family="text">
      <style:text-properties officeooo:rsid="0024bcaa"/>
    </style:style>
    <style:style style:name="T7" style:family="text">
      <style:text-properties officeooo:rsid="0026448a"/>
    </style:style>
    <style:style style:name="Sect1"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5">A Report on Fear the Reaper: Characterization and Fast Detection of Card Skimmers</text:p>
      <text:p text:style-name="P14">by Khoa T. Nguyen (Keith)</text:p>
      <text:p text:style-name="P16"/>
      <text:p text:style-name="P16"/>
      <text:p text:style-name="P16"/>
      <text:section text:style-name="Sect1" text:name="Section1">
        <text:p text:style-name="P7">SUMMARY</text:p>
        <text:p text:style-name="P2">This paper addresses identity theft of ATM card information through the use of skimmers. The authors collaborated with New York Police Department (NYPD) <text:span text:style-name="T1">Financial Crimes Task Force </text:span>to <text:span text:style-name="T1">identify the activity of real skimmers. Their next step is classifying the skimmer’s methods used to steal card information. The authors then analyzed the data and these methods to show that common consumer habits and advices to detect skimmers are ineffective against real world skimmers. From this point, they propose a solution to detect the most common skimming techniques by designing an external device to detect voltage spike and identify devices with skimmers. Finally, the author examines the result and identifies possible ways to sabotage the devices.</text:span></text:p>
        <text:p text:style-name="P19"/>
        <text:p text:style-name="P7">PROBLEMS ADDRESSED</text:p>
        <text:p text:style-name="P3">According to data from NYPD, the taxonomy of skimmers <text:span text:style-name="T7">divides them into</text:span> external-access skimmers and internal-access skimmers. External-access skimmers contains Overlays, Deep-Inserts, Wiretaps and EMV Shimmers. Internal-Access Skimmers only has one variant of itself. The most common skimmers are Overlays and Deep-Inserts. Overlays has many variants. Attackers using Overlays can install cameras or a PIN pad overlay to capture the PIN in addition to card data. </text:p>
        <text:p text:style-name="P3"/>
        <text:p text:style-name="P3">The most common targets of the skimmers are banks and ATMs. These amount to 74% of recovered skimmers. Gas stations is the second most popular target. The third most common target is restaurants, hotels and other retail locations. </text:p>
        <text:p text:style-name="P3"/>
        <text:p text:style-name="P8">An ATM functions by reading CVV1 data on the magnetic strip on a card and decode it to get information of the client. When the client uses the ATM card online, the card <text:span text:style-name="T4">requires a CVV2 number on the back of the card to decode the card number.</text:span></text:p>
        <text:p text:style-name="P19"/>
        <text:p text:style-name="P7">PROPOSED SOLUTIONS AND METHODOLOGIES</text:p>
        <text:p text:style-name="P19"><text:span text:style-name="T4">Since the author does not have direct access to an ATM or the base devices with the skimmers, the author isolated a few main factors for a successful Overlay attack: touch, surface material and size. <text:s text:c="2"/></text:span></text:p>
        <text:list xml:id="list2405588190" text:style-name="L1">
          <text:list-item>
            <text:p text:style-name="P20"><text:span text:style-name="T3">Touch: the magnetic read head must make physical contact with the card. This means a machine with a skimmer will have at least two read heads. </text:span></text:p>
          </text:list-item>
          <text:list-item>
            <text:p text:style-name="P9">Surface material: the read head must be made from metal to provide a low resistant and maximize the voltage spikes from the magnetic stripe. In other words, the face of the read head must be a conductor.</text:p>
          </text:list-item>
          <text:list-item>
            <text:p text:style-name="P9">Size: the smallest read head size must be over 1mm</text:p>
          </text:list-item>
        </text:list>
        <text:p text:style-name="P10"/>
        <text:p text:style-name="P12">While the Overlay skimmers have a read head, the Deep-Insert skimmers uses a copper wire to connect with the card. This method is similar to the Overlays except the authors cannot test how the Deep-Insert skimmers works because removal of the copper cable damages the tap mechanism.</text:p>
        <text:p text:style-name="P10"/>
        <text:p text:style-name="P10">Based on these properties, the authors created Skim Reaper. This devices contains a pattern of traces with spaces of 0.1mm between them. This means the smallest possible read head (1mm) will completely bridge the gaps between the traces and allows Skim Reaper to recognize a read head. <text:span text:style-name="T5">Since the magnetic read heads must touch the card and are metallic, the author’s device will detect that there are more read heads in the data </text:span><text:soft-page-break/><text:span text:style-name="T5">than usual. This means the ATM or base device has a skimmer on them. </text:span></text:p>
        <text:p text:style-name="P10"/>
        <text:p text:style-name="P11">This solution only addresses the two most common skimmers: Overlays and Deep-Inserts. Other types of skimmers are related to the operational procedures and transmitting data over the internet and thus are not addressed.</text:p>
        <text:p text:style-name="P19"/>
        <text:p text:style-name="P7">SUMMARY OF RESULTS</text:p>
        <text:p text:style-name="P12">The Skim Reaper devices successfully detect all Overlay <text:s/>and Deep-Insert skimmers. However, this devices is only tested on the recovered skimmers and not a working one. The NYPD has recognized the usefulness of these devices and is now using them for detectives to identify skimmers or verify skimmers’ presence during investigation.</text:p>
        <text:p text:style-name="P12"/>
        <text:p text:style-name="P12">The authors also identify a common way to counter the Skim Reaper device by tape. However, this method also reduces the skimmer’s ability to read a real card and renders the skimmer unusable.</text:p>
        <text:p text:style-name="P19"/>
        <text:p text:style-name="P7">OPINION ON THE PAPER</text:p>
        <text:p text:style-name="P4">First, the population used in addressing the skimmer problems might not reflect the real focus of skimmers. <text:span text:style-name="T2">ATM and gas stations have been the focus of the news for many years. Therefore, it is easy to identify and recover skimmers. ATM are also prone to low-effort high-return attacks and result in a higher number of skimmer returned. </text:span></text:p>
        <text:p text:style-name="P4"/>
        <text:p text:style-name="P5">Another pitfall is if the skimmer are sophisticated enough to install other types of skimmers in POS devices in restaurants or hotels, then they are also sophisticated enough to cover their tracks as replacing POS might happen in a large scale if detected. This means attacks on POS devices are high-effort high-return attacks, resulting in fewer attackers.</text:p>
        <text:p text:style-name="P5"/>
        <text:p text:style-name="P12">Third, Skim Reaper is a detection device that relies on the mechanism to read the card. <text:span text:style-name="T6">As of right now, the cost of manufacturing the card is too high and its use is inconvenient for consumer. As stated, it is only useful for detectives during investigations.</text:span> <text:span text:style-name="T6">It is not suitable for consumers. As a result, Overlays and Deep-Inserts are still low-effort high-result attacks. The skimmers most likely get away leaving the skimmers behind. Designing a more usable device for consumers will make these two skimming methods high-effort high-result attacks.</text:span></text:p>
        <text:p text:style-name="P12"/>
        <text:p text:style-name="P13">To continue the previous point, there are different card readers, some with more than one read head. <text:span text:style-name="T7">Therefore, to identify if the existence of more read head is a sign of skimmer requires some knowledge not readily available for all consumers.</text:span> This introduces complications in making this devices a consumer’s staple. A better approach is making the devices available for employees, who can check the ATM readers more frequently. However, based on the paper, I believe <text:span text:style-name="T7">the statistical knowledge</text:span> <text:span text:style-name="T7">to identify false positive and <text:s/>is </text:span>not <text:s/>available to <text:span text:style-name="T7">all </text:span>employees. </text:p>
        <text:p text:style-name="P13"/>
        <text:p text:style-name="P18">The strength of this devices also lays in its weakness: since the knowledge to use it as well as the inconvenience makes it <text:s/>usually unavailable to the public, the attackers cannot obtain it easily. This reduces the chance of a countermeasure. </text:p>
        <text:p text:style-name="P18"/>
        <text:p text:style-name="P18">The basis of the detection method is also simple, yet relies on fundamentals that are unlikely to change in the near future due to cost of implementation from card reader manufacturer. This provides a strong protection against countermeasures.</text:p>
        <text:p text:style-name="P13"/>
        <text:p text:style-name="P2"/>
        <text:p text:style-name="P7">CITATION</text:p>
        <text:p text:style-name="P17">Scaife, N., Peeters, C. <text:s/>and Traynor, P. Fear the Reaper: Characterization and Fast Detection of Card Skimmers. USENIX 2018 Security Symposium. University of Florida</text:p>
      </text:section>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23:08:10.265439253</meta:creation-date>
    <dc:date>2019-04-18T01:10:11.666114760</dc:date>
    <meta:editing-duration>PT10M57S</meta:editing-duration>
    <meta:editing-cycles>4</meta:editing-cycles>
    <meta:generator>LibreOffice/6.0.7.3$Linux_X86_64 LibreOffice_project/00m0$Build-3</meta:generator>
    <meta:document-statistic meta:table-count="0" meta:image-count="0" meta:object-count="0" meta:page-count="2" meta:paragraph-count="28" meta:word-count="1058" meta:character-count="6483" meta:non-whitespace-character-count="5441"/>
  </office:meta>
</office:document-meta>
</file>